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200000010D702899ED.eps"/>
  <manifest:file-entry manifest:media-type="" manifest:full-path="Pictures/20000002000001E800000102A2D115FE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Courier 10 Pitch'" style:font-pitch="fixed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'Courier 10 Pitch'" style:font-pitch="fixed" fo:font-size="13pt" style:font-size-asian="13pt" style:font-size-complex="13pt"/>
    </style:style>
    <style:style style:name="T9" style:family="text">
      <style:text-properties fo:font-family="'Interstate Mono'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Installing Your Basest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Why do we use a basestation?</text:p>
                <text:p/>
              </text:list-item>
            </text:list>
            <text:list text:continue-numbering="true" text:style-name="L2">
              <text:list-item>
                <text:list>
                  <text:list-item>
                    <text:p>Seamless transition between wired and wireless networking</text:p>
                    <text:p/>
                  </text:list-item>
                  <text:list-item>
                    <text:p>Servicing the PR2</text:p>
                    <text:p/>
                  </text:list-item>
                  <text:list-item>
                    <text:p>Intermediate storage for HW lo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PR2 and Basestation Network</text:p>
          </draw:text-box>
        </draw:frame>
        <draw:frame draw:style-name="gr4" draw:text-style-name="P1" draw:layer="layout" svg:width="25.684cm" svg:height="12.7cm" svg:x="1.13cm" svg:y="4.445cm">
          <draw:image xlink:href="Pictures/20000002000002200000010D702899E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Network Requireme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station needs static IP</text:p>
              </text:list-item>
            </text:list>
            <text:list text:continue-numbering="true" text:style-name="L2">
              <text:list-item>
                <text:list>
                  <text:list-item>
                    <text:p>Must be visible on wired and wirelessly </text:p>
                  </text:list-item>
                  <text:list-item>
                    <text:p>Only necessary on VPN port (default: 1194) </text:p>
                  </text:list-item>
                </text:list>
              </text:list-item>
            </text:list>
            <text:list text:continue-numbering="true" text:style-name="L2">
              <text:list-item>
                <text:p>Basestation needs an additional 2 Ips</text:p>
              </text:list-item>
            </text:list>
            <text:list text:continue-numbering="true" text:style-name="L2">
              <text:list-item>
                <text:list>
                  <text:list-item>
                    <text:p>Will be forwarded to robot</text:p>
                  </text:list-item>
                </text:list>
              </text:list-item>
            </text:list>
            <text:list text:continue-numbering="true" text:style-name="L2">
              <text:list-item>
                <text:p>Robot must be able to acquire DHCP address on both wired and wireless networ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physical</text:p>
          </draw:text-box>
        </draw:frame>
        <draw:frame draw:style-name="gr4" draw:text-style-name="P1" draw:layer="layout" svg:width="22.02cm" svg:height="11.641cm" svg:x="1.905cm" svg:y="4.869cm">
          <draw:image xlink:href="Pictures/20000002000001E800000102A2D115FE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asestation Setup: computer</text:p>
          </draw:text-box>
        </draw:frame>
        <draw:frame presentation:style-name="ROSMaster1-outline1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fault hostname is “basestation.”<text:line-break/>To change name you must edit:</text:p>
              </text:list-item>
            </text:list>
            <text:list text:continue-numbering="true" text:style-name="L2">
              <text:list-item>
                <text:list>
                  <text:list-item>
                    <text:p>/etc/hostname</text:p>
                  </text:list-item>
                  <text:list-item>
                    <text:p>/etc/hosts</text:p>
                  </text:list-item>
                  <text:list-item>
                    <text:p>/etc/dhcp3/dhclient.conf <text:s/>(Only if using DHCP)</text:p>
                  </text:list-item>
                </text:list>
              </text:list-item>
            </text:list>
            <text:list text:continue-numbering="true" text:style-name="L2">
              <text:list-item>
                <text:p>To set static IP, edit:</text:p>
              </text:list-item>
            </text:list>
            <text:list text:continue-numbering="true" text:style-name="L2">
              <text:list-item>
                <text:list>
                  <text:list-item>
                    <text:p>/etc/network/interfaces</text:p>
                  </text:list-item>
                  <text:list-item>
                    <text:p>/etc/resolv.con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If you use DHCP:</text:p>
              </text:list-item>
            </text:list>
            <text:list text:continue-numbering="true" text:style-name="L2">
              <text:list-item>
                <text:list>
                  <text:list-item>
                    <text:p>DHCP server MUST assign consistent IP address via client-id</text:p>
                  </text:list-item>
                </text:list>
              </text:list-item>
            </text:list>
            <text:list text:continue-numbering="true" text:style-name="L2">
              <text:list-item>
                <text:p>To configure the basestation VPN certificate, run:</text:p>
              </text:list-item>
            </text:list>
            <text:list text:continue-numbering="true" text:style-name="L2">
              <text:list-item>
                <text:list>
                  <text:list-item>
                    <text:p>sudo /etc/openvpn/gen_server_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the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o use the basestation to configure a robot, plug it into the robot service port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figuring Robot Wireles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 comes equipped with a Linksys WRT610n router running ddwrt</text:p>
              </text:list-item>
              <text:list-item>
                <text:p>To configure it, plug the basestation into the robot service port</text:p>
              </text:list-item>
              <text:list-item>
                <text:p>Use firefox to go to: <text:a xlink:href="http://10.68.0.5/">http://10.68.0.5</text:a></text:p>
              </text:list-item>
              <text:list-item>
                <text:p>The router must stay at that address, but other settings can be changed as necessary to connect to your wire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airing a robot with a basestation is a mostly automated with the “robot-brand” command:<text:line-break/><text:line-break/><text:span text:style-name="T3">$ sudo robot-brand &lt;ROBOT-NAME&gt; &lt;C1-NAME&gt; &lt;C2-NAME&gt; &lt;SUBNET&gt; [&lt;IP&gt;]</text:span><text:span text:style-name="T3"><text:line-break/></text:span><text:span text:style-name="T3">$ sudo robot-brand green green1 green2 10.68.1.0</text:span><text:span text:style-name="T3"><text:line-break/></text:span><text:span text:style-name="T3">$ sudo robot-brand green green1 green2 10.68.1.0 192.168.1.100</text:span><text:span text:style-name="T3"><text:line-break/></text:span><text:span text:style-name="T3"/></text:p>
              </text:list-header>
            </text:list>
            <text:list text:continue-numbering="true" text:style-name="L2">
              <text:list-item>
                <text:list>
                  <text:list-item>
                    <text:p>c1 and c2 will end up named green1 and green2, but the c1 and c2 hostnames will continue to work internally. </text:p>
                  </text:list-item>
                  <text:list-item>
                    <text:p>&lt;SUBNET&gt; is the vpn subnet to use, this can almost always be 10.68.1.0 unless you are using multiple robots with the same basestation</text:p>
                  </text:list-item>
                  <text:list-item>
                    <text:p>&lt;IP&gt; is the static IP of your basestation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airing a robot: forwarding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It is convenient (but not necessary) to set up the basestation to forward a specific IP address to the robot computers.</text:p>
              </text:list-item>
              <text:list-item>
                <text:p>Edit the file: /etc/robot-forward.conf:<text:line-break/><text:line-break/><text:span text:style-name="T3">&lt;C1-NAME&gt; 10.68.1.1 &lt;ROBOT-IP1&gt;</text:span><text:span text:style-name="T3"><text:line-break/></text:span><text:span text:style-name="T3">&lt;C2-NAME&gt; 10.68.1.2 &lt;ROBOT-IP2&gt;</text:span><text:span text:style-name="T3"><text:line-break/></text:span><text:span text:style-name="T3"><text:line-break/></text:span><text:span text:style-name="T3">green1 <text:s/>10.68.1.1 <text:s/>192.168.1.101 <text:s/># Static IP setup</text:span><text:span text:style-name="T3"><text:line-break/></text:span><text:span text:style-name="T3">green2 <text:s/>10.68.1.2 <text:s/>192.168.1.102 <text:s/># Static IP setup</text:span><text:span text:style-name="T3"><text:line-break/></text:span><text:span text:style-name="T3"><text:line-break/></text:span><text:span text:style-name="T3">red1 <text:s text:c="3"/>10.68.1.1 <text:s/>dhcp <text:s text:c="10"/># dhcp setup</text:span><text:span text:style-name="T3"><text:line-break/></text:span><text:span text:style-name="T3">red2 <text:s text:c="3"/>10.68.1.2 <text:s/>dhcp <text:s text:c="10"/># dhcp setup</text:span></text:p>
              </text:list-item>
              <text:list-item>
                <text:p><text:s/>NOTE: if using dhcp, the dhcp-server must respect the client-id field and will use the name of the computer as the client-id.</text:p>
              </text:list-item>
              <text:list-item>
                <text:p>To turn on forwarding run:<text:line-break/><text:line-break/><text:span text:style-name="T4">$sudo robot-forward sta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User VPN Key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don't want to forward traffic to the robot, you will need to allow users onto the robot VPN network</text:span></text:p>
                <text:p><text:span text:style-name="T5"/></text:p>
              </text:list-item>
              <text:list-item>
                <text:p><text:span text:style-name="T5">Run:</text:span><text:span text:style-name="T5"><text:line-break/></text:span><text:span text:style-name="T6">$sudo /etc/openvpn/gen_user_key &lt;NAME&gt;</text:span></text:p>
                <text:p><text:span text:style-name="T6"/></text:p>
              </text:list-item>
              <text:list-item>
                <text:p><text:span text:style-name="T5">This will create a file: /etc/openvpn/&lt;NAME&gt;.tgz</text:span></text:p>
                <text:p><text:span text:style-name="T5"/></text:p>
              </text:list-item>
              <text:list-item>
                <text:p><text:span text:style-name="T5">If a user has openvpn set up on their computer, they should be able to untar this file in their openvpn directory and start openvpn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ing the KVM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basestation into the robot service port</text:p>
              </text:list-item>
              <text:list-item>
                <text:p>To to: <text:a xlink:href="http://10.68.0.91/">http://10.68.0.91</text:a> (or http://10.68.0.92)</text:p>
              </text:list-item>
              <text:list-item>
                <text:p>Choose “Advance Console” and click Launch</text:p>
              </text:list-item>
              <text:list-item>
                <text:p>Let it run “JavaRSM.jnlp”</text:p>
              </text:list-item>
              <text:list-item>
                <text:p>Click the + and login to:</text:p>
              </text:list-item>
            </text:list>
            <text:list text:continue-numbering="true" text:style-name="L2">
              <text:list-item>
                <text:list>
                  <text:list-item>
                    <text:p>10.68.0.91, root, changeme</text:p>
                  </text:list-item>
                  <text:list-item>
                    <text:p>10.68.0.92, root, changeme</text:p>
                  </text:list-item>
                </text:list>
              </text:list-item>
            </text:list>
            <text:list text:continue-numbering="true" text:style-name="L2">
              <text:list-item>
                <text:p>Click on the “Remote KVM Console” Tab</text:p>
              </text:list-item>
              <text:list-item>
                <text:p>Click on one of the servers to connect 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Bagfile Upload Poli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Once per day, a cron-job on the robot will push the contents from the robot: “/hwlog” directory to basestation via rsync</text:span></text:p>
              </text:list-item>
              <text:list-item>
                <text:p><text:span text:style-name="T7">The basestation will then attempt to send these log-files back to WG for processing</text:span></text:p>
              </text:list-item>
              <text:list-item>
                <text:p><text:span text:style-name="T7">If your robot/basestation does not have network access, you will be responsible for doing this step manually.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7">Copy the contents of hwlog and the “sendhwlog” python script to another machine with internet access</text:span></text:p>
                  </text:list-item>
                  <text:list-item>
                    <text:p><text:span text:style-name="T7">Run sendhwlog:</text:span><text:span text:style-name="T7"><text:line-break/></text:span><text:span text:style-name="T7"><text:line-break/></text:span><text:span text:style-name="T8">$sudo sendhwlog --path /path/to/bagfiles --id &lt;wan0 mac address&gt; --wg</text:span></text:p>
                    <text:p><text:span text:style-name="T8">$sudo sendhwlog --path /mnt/disk/bags --id 001517b19217 --wg</text:span></text:p>
                  </text:list-item>
                  <text:list-item>
                    <text:p><text:span text:style-name="T9">Make sure to get the id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thing covered here should be mentioned in the PR2 Manual</text:span></text:p>
              </text:list-item>
              <text:list-item>
                <text:p><text:span text:style-name="T5">The PR2-documentation website contains additional FAQ information</text:span></text:p>
              </text:list-item>
              <text:list-item>
                <text:p><text:span text:style-name="T5">Mailing list: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5">pr2-admin@lists.willowgarag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own bases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t a copy of the handout with names and IP addresses to use</text:p>
              </text:list-item>
              <text:list-item>
                <text:p>Change the basestation name to...</text:p>
              </text:list-item>
              <text:list-item>
                <text:p>Change the basestation IP to...</text:p>
              </text:list-item>
              <text:list-item>
                <text:p>Configure your robot's wireless to connect to the “willow_demo” network</text:p>
              </text:list-item>
              <text:list-item>
                <text:p>Pair it with your robot and give your robot a new name...</text:p>
              </text:list-item>
              <text:list-item>
                <text:p>Set up forwarding to your robot from new IPs</text:p>
              </text:list-item>
              <text:list-item>
                <text:p>Make sure that it's working over both wired and wireless lin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08H53M56S</meta:editing-duration>
    <meta:editing-cycles>43</meta:editing-cycles>
    <meta:generator>OpenOffice.org/3.1$Unix OpenOffice.org_project/310m19$Build-9420</meta:generator>
    <meta:initial-creator>Jeremy Leibs</meta:initial-creator>
    <dc:date>2010-05-24T09:47:14</dc:date>
    <dc:creator>Jeremy Leibs</dc:creator>
    <meta:document-statistic meta:object-count="113"/>
    <meta:template xlink:type="simple" xlink:actuate="onRequest" xlink:title="tutorialtemplate" xlink:href="../tutorialtemplate.otp" meta:date="2010-03-16T09:08:13"/>
  </office:meta>
</office:document-meta>
</file>